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bold" style:font-weight-asian="bold" style:font-weight-complex="bold"/>
    </style:style>
    <style:style style:name="P3" style:family="paragraph" style:parent-style-name="Text_20_body">
      <style:paragraph-properties fo:margin-top="0cm" fo:margin-bottom="0cm"/>
      <style:text-properties style:font-name="Liberation Sans Narrow"/>
    </style:style>
    <style:style style:name="P4" style:family="paragraph" style:parent-style-name="Text_20_body">
      <style:paragraph-properties fo:margin-top="0cm" fo:margin-bottom="0cm"/>
      <style:text-properties style:font-name="Liberation Sans Narrow" fo:font-weight="bold" style:font-weight-asian="bold" style:font-weight-complex="bold"/>
    </style:style>
    <style:style style:name="P5" style:family="paragraph" style:parent-style-name="Text_20_body">
      <style:paragraph-properties fo:margin-top="0cm" fo:margin-bottom="0cm"/>
      <style:text-properties fo:font-weight="normal" style:font-weight-asian="normal" style:font-weight-complex="normal"/>
    </style:style>
    <style:style style:name="P6" style:family="paragraph" style:parent-style-name="Text_20_body">
      <style:paragraph-properties fo:margin-top="0cm" fo:margin-bottom="0cm"/>
      <style:text-properties style:font-name="Liberation Serif"/>
    </style:style>
    <style:style style:name="P7" style:family="paragraph" style:parent-style-name="Text_20_body">
      <style:paragraph-properties fo:margin-top="0cm" fo:margin-bottom="0cm"/>
      <style:text-properties style:font-name="Liberation Serif" fo:font-weight="bold" style:font-weight-asian="bold" style:font-weight-complex="bold"/>
    </style:style>
    <style:style style:name="P8" style:family="paragraph" style:parent-style-name="Text_20_body">
      <style:paragraph-properties fo:margin-top="0cm" fo:margin-bottom="0cm"/>
      <style:text-properties style:font-name="Liberation Serif" fo:font-size="12pt" style:font-size-asian="12pt" style:font-size-complex="12pt"/>
    </style:style>
    <style:style style:name="P9" style:family="paragraph" style:parent-style-name="Text_20_body">
      <style:paragraph-properties fo:margin-top="0cm" fo:margin-bottom="0cm"/>
      <style:text-properties style:font-name="Liberation Serif" fo:font-size="12pt" fo:font-weight="bold" style:font-size-asian="12pt" style:font-weight-asian="bold" style:font-size-complex="12pt" style:font-weight-complex="bold"/>
    </style:style>
    <style:style style:name="P10" style:family="paragraph" style:parent-style-name="Text_20_body">
      <style:paragraph-properties fo:margin-top="0cm" fo:margin-bottom="0cm"/>
      <style:text-properties style:font-name="Liberation Serif" fo:font-size="12pt" fo:font-weight="normal" style:font-size-asian="12pt" style:font-weight-asian="normal" style:font-size-complex="12pt"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top="0cm" fo:margin-bottom="0.21cm"/>
    </style:style>
    <style:style style:name="P14" style:family="paragraph" style:parent-style-name="Text_20_body" style:list-style-name="L1"/>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margin-top="0cm" fo:margin-bottom="0cm"/>
      <style:text-properties style:font-name="Liberation Serif"/>
    </style:style>
    <style:style style:name="P17" style:family="paragraph" style:parent-style-name="Text_20_body">
      <style:paragraph-properties fo:margin-top="0cm" fo:margin-bottom="0cm"/>
      <style:text-properties style:font-name="Liberation Serif" fo:font-size="12pt" fo:font-weight="normal" style:font-size-asian="12pt" style:font-weight-asian="normal" style:font-size-complex="12pt" style:font-weight-complex="normal"/>
    </style:style>
    <style:style style:name="P18" style:family="paragraph" style:parent-style-name="Text_20_body">
      <style:paragraph-properties fo:margin-top="0cm" fo:margin-bottom="0cm"/>
      <style:text-properties fo:font-weight="bold" style:font-weight-asian="bold" style:font-weight-complex="bold"/>
    </style:style>
    <style:style style:name="P19" style:family="paragraph" style:parent-style-name="Heading_20_1">
      <style:paragraph-properties fo:break-before="page"/>
    </style:style>
    <style:style style:name="T1" style:family="text">
      <style:text-properties style:font-name="Liberation Serif" fo:font-size="12pt" style:font-size-asian="12pt" style:font-size-complex="12pt"/>
    </style:style>
    <style:style style:name="T2" style:family="text">
      <style:text-properties style:font-name="Liberation Serif"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gduino Introducing While Statements</text:p>
      <text:p text:style-name="Standard"/>
      <text:p text:style-name="Standard"/>
      <text:p text:style-name="Standard">Draft only</text:p>
      <text:p text:style-name="Standard"/>
      <text:p text:style-name="Standard"/>
      <text:section text:style-name="Sect1" text:name="Section1">
        <text:p text:style-name="Standard"/>
      </text:section>
      <text:p text:style-name="Standard"/>
      <text:h text:style-name="P19" text:outline-level="1">Computers Do Boring Jobs Really Well</text:h>
      <text:p text:style-name="Text_20_body">As you know, we rely on computers in our everyday lives to keep on doing those boring but important tasks that we rely on. Without computers, we would not know when the next bus is due, we would not be able to go shopping or even turn on the tap without wondering whether water would come out.</text:p>
      <text:p text:style-name="Text_20_body">Computer programs use loops to perform the same tasks</text:p>
      <text:list xml:id="list21043154071" text:style-name="L1">
        <text:list-item>
          <text:p text:style-name="P14">over and over again </text:p>
        </text:list-item>
        <text:list-item>
          <text:p text:style-name="P14">a fixed number of times or</text:p>
        </text:list-item>
        <text:list-item>
          <text:p text:style-name="P14">until some condition is met.</text:p>
        </text:list-item>
      </text:list>
      <text:p text:style-name="Text_20_body">We will explore loops while making the Engduino's LEDs light up.</text:p>
      <text:h text:style-name="Heading_20_1" text:outline-level="1">Over and Over Again</text:h>
      <text:p text:style-name="Text_20_body">In the Jewellery Making Computer Style tutorial, you saw that commands inside a loop are repeated over and over again.</text:p>
      <text:p text:style-name="Text_20_body">In this loop:</text:p>
      <text:p text:style-name="P11">void loop(){</text:p>
      <text:p text:style-name="P11"><text:tab/>EngduinoLEDs.setAll(RED);</text:p>
      <text:p text:style-name="P11"><text:tab/>delay(1000);</text:p>
      <text:p text:style-name="P11"><text:tab/>EngduinoLEDs.setAll(OFF);</text:p>
      <text:p text:style-name="P11"><text:tab/>delay(1000);</text:p>
      <text:p text:style-name="P11">}</text:p>
      <text:p text:style-name="P12">the program turns the Engduino LEDs on red, pauses a second, turns them all off, pauses a second and repeats the process over and over again until you switch off the Engduino.</text:p>
      <text:h text:style-name="Heading_20_1" text:outline-level="1">Until a Condition is Met</text:h>
      <text:p text:style-name="Text_20_body">Suppose we want to switch on each LED with a pause before we turn on the next, until we have switched on all 16. This is where a <text:span text:style-name="T3">do while</text:span> statement can save a lot of repetitive coding.</text:p>
      <text:p text:style-name="Text_20_body">We could try:</text:p>
      <text:p text:style-name="Text_20_body">void loop(){</text:p>
      <text:p text:style-name="P1"><text:tab/>EngduinoLEDs.setLED(1, RED);</text:p>
      <text:p text:style-name="P1"><text:tab/>delay(500);</text:p>
      <text:p text:style-name="P1"><text:tab/>EngduinoLEDs.setLED(2, RED);</text:p>
      <text:p text:style-name="P1"><text:tab/>delay(500);</text:p>
      <text:p text:style-name="P1"><text:tab/>EngduinoLEDs.setLED(3, RED);</text:p>
      <text:p text:style-name="P1"><text:tab/>delay(500);</text:p>
      <text:p text:style-name="P1"/>
      <text:p text:style-name="P13">and so on....</text:p>
      <text:p text:style-name="P1">Even with the aid of copy/ paste this is still a long process and it is very easy to make mistakes. We can <text:soft-page-break/>use a single <text:span text:style-name="T3">while</text:span> statement to switch on each LED in turn, with a half second pause between each LED being switched on.</text:p>
      <text:p text:style-name="P1"/>
      <text:p text:style-name="P1">First we declare a variable. If you worked through the tutorial on for statements, you will know that a variable is a container, like a box, that will hold the number of each LED. The term variable just means that what it holds will change: the <text:s/>variable will hold the number 1 to switch on the first LED, then it will hold the number 2 to switch on the second LED, and so on. “Declare” means “create”.</text:p>
      <text:p text:style-name="P1"/>
      <text:p text:style-name="P1">Here is the first section of code with the command to include the Engduino LED library and the <text:s/>variable:</text:p>
      <text:p text:style-name="P1"/>
      <text:p text:style-name="P2">#include &lt;EngduinoLEDs.h&gt;</text:p>
      <text:p text:style-name="P2"/>
      <text:p text:style-name="P2">int i = 1; </text:p>
      <text:p text:style-name="P1"/>
      <text:p text:style-name="P1">We have given the variable i a starting value of 1 so that it switches on LED 1 when the while statement runs for the first time. </text:p>
      <text:p text:style-name="P1"/>
      <text:p text:style-name="P1">In the second section of code <text:span text:style-name="T1">we do some setting up. As you know by now, the setup section runs when we upload our program to the Engduino or restart it.</text:span></text:p>
      <text:p text:style-name="P8"/>
      <text:p text:style-name="P9">void setup(){</text:p>
      <text:p text:style-name="P9"><text:s text:c="2"/>EngduinoLEDs.begin();</text:p>
      <text:p text:style-name="P9">}</text:p>
      <text:p text:style-name="P9"/>
      <text:p text:style-name="P5"><text:span text:style-name="T1">The third section of the code is a loop that runs for ever, as in the tutorial on Jewellery Making. Inside this loop we will write a </text:span><text:span text:style-name="T2">while</text:span><text:span text:style-name="T1"> statement to switch on each LED in turn until we reach LED 16. After each LED is switched on, there will be a short pause before the next LED is switched on. When LED 16 has been switched on, there will be a short pause after which all 16 LEDs will be switched off. There will then be another short pause before the loop runs all over again – and again, and again,</text:span></text:p>
      <text:p text:style-name="P10"/>
      <text:p text:style-name="P10">As before, we will build up the code in stages.</text:p>
      <text:p text:style-name="P10"/>
      <text:p text:style-name="P9">void loop()} // loop that runs for ever – note the opening and closing curly braces</text:p>
      <text:p text:style-name="P9"/>
      <text:p text:style-name="P4">}</text:p>
      <text:p text:style-name="P3"/>
      <text:p text:style-name="P6">Now we add the <text:span text:style-name="T3">do</text:span> <text:span text:style-name="T3">while</text:span> statement.</text:p>
      <text:p text:style-name="P3"/>
      <text:p text:style-name="P7">void loop(){</text:p>
      <text:p text:style-name="P7"><text:s text:c="2"/>do</text:p>
      <text:p text:style-name="P7"><text:s text:c="2"/>{ // the do while statement has its own set of curly braces</text:p>
      <text:p text:style-name="P7"><text:s text:c="6"/>EngduinoLEDs.setLED(i, RED); <text:s text:c="2"/></text:p>
      <text:p text:style-name="P7"><text:s text:c="6"/>delay(500);</text:p>
      <text:p text:style-name="P7"><text:s text:c="6"/>i++;</text:p>
      <text:p text:style-name="P7"><text:s text:c="3"/>} <text:s text:c="2"/>while (i &lt;=16); // closing curly brace for do while statement</text:p>
      <text:p text:style-name="P7"><text:s/>} <text:s/>// closing curly brace belonging to the main loop</text:p>
      <text:p text:style-name="P6"/>
      <text:p text:style-name="P6">As with the for statement, there's a lot going on here. Before the do while loop, i is set to 1. The two <text:soft-page-break/>lines within the <text:span text:style-name="T3">do while</text:span> loop switch on the LED for the value of i which starts at 1. After a half second pause, i is incremented – increased – to 2 and, as the <text:span text:style-name="T3">do while</text:span> loop runs again, LED 2 is switched on. The loop runs until i reaches 16 at which point it stops. Why 16? Because Engduino has 16 LEDs.</text:p>
      <text:p text:style-name="P6"/>
      <text:p text:style-name="P6">The lines</text:p>
      <text:p text:style-name="P6"/>
      <text:p text:style-name="P6"><text:s text:c="3"/><text:span text:style-name="T3">do</text:span></text:p>
      <text:p text:style-name="P6"><text:span text:style-name="T3"><text:s text:c="4"/>{</text:span> </text:p>
      <text:p text:style-name="P6"><text:s text:c="2"/><text:span text:style-name="T3"><text:s text:c="2"/>EngduinoLEDs.setLED(i, RED);</text:span></text:p>
      <text:p text:style-name="P7"><text:s text:c="4"/>delay(500);</text:p>
      <text:p text:style-name="P7"><text:s text:c="4"/>i++;</text:p>
      <text:p text:style-name="P7"><text:s text:c="4"/>} while (i &lt;= 16);</text:p>
      <text:p text:style-name="P6"/>
      <text:p text:style-name="P6">do the work of the lengthy code we started to write on page 1.</text:p>
      <text:p text:style-name="P6"/>
      <text:p text:style-name="P6">The code we have written so far will turn on LEDs in turn. If you verify and upload the sketch, each LED will turn on red in turn and they will all stay on red. The loop will run again but you will not see each LED switched on in turn. What do you need to do to put this right?</text:p>
      <text:p text:style-name="P6"/>
      <text:h text:style-name="Heading_20_1" text:outline-level="1">Troubleshooting the Upload Process</text:h>
      <text:p text:style-name="Text_20_body">If you cannot upload your sketch, use Tools <text:s/>→ <text:s/>Board to check that the Lilypad Arduino USB is selected and Tools → Serial Port to check that the correct serial port has been selected. It will be /dev/ttyACM0 or ACM01 if you are using a Raspberry Pi or other Linux machine. If you Serial Port is greyed out or if you see S0, save your sketch, close the Arduino IDE software, connect the Engduino and make sure that it is switched on. Then restart the Arduino IDE.</text:p>
      <text:p text:style-name="Text_20_body">Try again until you are successful. Make a note of any errors or difficulties you had so that you can avoid them in future.</text:p>
      <text:p text:style-name="P6"/>
      <text:p text:style-name="P6"/>
      <text:p text:style-name="P6"/>
      <text:p text:style-name="P6"/>
      <text:p text:style-name="P6"/>
      <text:p text:style-name="P1"/>
      <text:p text:style-name="P1"/>
      <text:p text:style-name="P1"/>
      <text:p text:style-name="P1"/>
      <text:p text:style-name="P1"/>
      <text:p text:style-name="P1"/>
      <text:p text:style-name="Text_20_body"/>
      <text:p text:style-name="Text_20_body"/>
      <text:p text:style-name="P1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fford French</meta:initial-creator>
    <meta:creation-date>2013-08-06T16:19:49</meta:creation-date>
    <dc:date>2013-08-07T07:48:22</dc:date>
    <dc:creator>Clifford French</dc:creator>
    <meta:editing-duration>PT3H36M48S</meta:editing-duration>
    <meta:editing-cycles>6</meta:editing-cycles>
    <meta:generator>LibreOffice/3.5$Linux_X86_64 LibreOffice_project/350m1$Build-2</meta:generator>
    <meta:document-statistic meta:table-count="0" meta:image-count="0" meta:object-count="0" meta:page-count="4" meta:paragraph-count="66" meta:word-count="910" meta:character-count="4841" meta:non-whitespace-character-count="3925"/>
  </office:meta>
</office:document-meta>
</file>